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201700" officeooo:paragraph-rsid="00201700"/>
    </style:style>
    <style:style style:name="P2" style:family="paragraph" style:parent-style-name="Standard">
      <style:text-properties fo:font-weight="bold" officeooo:rsid="00201700" officeooo:paragraph-rsid="00201700" style:font-weight-asian="bold" style:font-weight-complex="bold"/>
    </style:style>
    <style:style style:name="P3" style:family="paragraph" style:parent-style-name="Standard">
      <style:text-properties fo:font-weight="bold" officeooo:rsid="0029c951" officeooo:paragraph-rsid="0029c951" style:font-weight-asian="bold" style:font-weight-complex="bold"/>
    </style:style>
    <style:style style:name="P4" style:family="paragraph" style:parent-style-name="Standard">
      <style:text-properties fo:font-weight="normal" officeooo:rsid="00201700" officeooo:paragraph-rsid="00216310" style:font-weight-asian="normal" style:font-weight-complex="normal"/>
    </style:style>
    <style:style style:name="P5" style:family="paragraph" style:parent-style-name="Standard">
      <style:text-properties fo:font-weight="normal" officeooo:rsid="0029c951" officeooo:paragraph-rsid="0029c951" style:font-weight-asian="normal" style:font-weight-complex="normal"/>
    </style:style>
    <style:style style:name="P6" style:family="paragraph" style:parent-style-name="Standard">
      <style:text-properties officeooo:paragraph-rsid="0029c951"/>
    </style:style>
    <style:style style:name="P7" style:family="paragraph" style:parent-style-name="Standard">
      <style:text-properties fo:font-weight="normal" officeooo:rsid="002d600b" officeooo:paragraph-rsid="002d600b" style:font-weight-asian="normal" style:font-weight-complex="normal"/>
    </style:style>
    <style:style style:name="P8" style:family="paragraph" style:parent-style-name="Standard">
      <style:text-properties fo:font-weight="normal" officeooo:rsid="00303dee" officeooo:paragraph-rsid="00303dee" style:font-weight-asian="normal" style:font-weight-complex="normal"/>
    </style:style>
    <style:style style:name="P9" style:family="paragraph" style:parent-style-name="Standard">
      <style:text-properties fo:font-weight="normal" officeooo:rsid="00303dee" officeooo:paragraph-rsid="00311a71" style:font-weight-asian="normal" style:font-weight-complex="normal"/>
    </style:style>
    <style:style style:name="P10" style:family="paragraph" style:parent-style-name="Standard">
      <style:text-properties fo:font-weight="normal" officeooo:rsid="00311a71" officeooo:paragraph-rsid="00311a71" style:font-weight-asian="normal" style:font-weight-complex="normal"/>
    </style:style>
    <style:style style:name="P11" style:family="paragraph" style:parent-style-name="Standard">
      <style:text-properties fo:font-weight="bold" officeooo:rsid="002af8d7" officeooo:paragraph-rsid="002af8d7" style:font-weight-asian="bold" style:font-weight-complex="bold"/>
    </style:style>
    <style:style style:name="P12" style:family="paragraph" style:parent-style-name="Standard">
      <style:text-properties fo:font-weight="bold" officeooo:rsid="002af8d7" officeooo:paragraph-rsid="002e67fd" style:font-weight-asian="bold" style:font-weight-complex="bold"/>
    </style:style>
    <style:style style:name="P13" style:family="paragraph" style:parent-style-name="Standard">
      <style:text-properties fo:font-weight="bold" officeooo:rsid="002d600b" officeooo:paragraph-rsid="002d600b" style:font-weight-asian="bold" style:font-weight-complex="bold"/>
    </style:style>
    <style:style style:name="P14" style:family="paragraph" style:parent-style-name="Standard">
      <style:text-properties fo:font-weight="bold" officeooo:rsid="002d600b" officeooo:paragraph-rsid="002e67fd" style:font-weight-asian="bold" style:font-weight-complex="bold"/>
    </style:style>
    <style:style style:name="P15" style:family="paragraph" style:parent-style-name="Standard">
      <style:text-properties fo:font-weight="bold" officeooo:rsid="00303dee" officeooo:paragraph-rsid="00303dee" style:font-weight-asian="bold" style:font-weight-complex="bold"/>
    </style:style>
    <style:style style:name="P16" style:family="paragraph" style:parent-style-name="Standard">
      <style:text-properties fo:font-weight="bold" officeooo:rsid="0033e65a" officeooo:paragraph-rsid="0033e65a" style:font-weight-asian="bold" style:font-weight-complex="bold"/>
    </style:style>
    <style:style style:name="P17" style:family="paragraph" style:parent-style-name="Standard">
      <style:text-properties officeooo:rsid="002d4d02" officeooo:paragraph-rsid="00201700"/>
    </style:style>
    <style:style style:name="P18" style:family="paragraph" style:parent-style-name="Standard">
      <style:text-properties officeooo:paragraph-rsid="002d4d02"/>
    </style:style>
    <style:style style:name="P19" style:family="paragraph" style:parent-style-name="Standard">
      <style:text-properties officeooo:rsid="0024a5fd" officeooo:paragraph-rsid="0024a5fd"/>
    </style:style>
    <style:style style:name="P20" style:family="paragraph" style:parent-style-name="Standard">
      <style:text-properties officeooo:rsid="002d600b" officeooo:paragraph-rsid="002d600b"/>
    </style:style>
    <style:style style:name="P21" style:family="paragraph" style:parent-style-name="Standard">
      <style:text-properties officeooo:rsid="002d600b" officeooo:paragraph-rsid="002d64e8"/>
    </style:style>
    <style:style style:name="P22" style:family="paragraph" style:parent-style-name="Standard">
      <style:text-properties officeooo:rsid="002d600b" officeooo:paragraph-rsid="002e67fd"/>
    </style:style>
    <style:style style:name="P23" style:family="paragraph" style:parent-style-name="Standard">
      <style:text-properties officeooo:rsid="002d600b" officeooo:paragraph-rsid="0032c0da"/>
    </style:style>
    <style:style style:name="P24" style:family="paragraph" style:parent-style-name="Standard">
      <style:text-properties officeooo:paragraph-rsid="00303dee"/>
    </style:style>
    <style:style style:name="P25" style:family="paragraph" style:parent-style-name="Standard">
      <style:text-properties officeooo:rsid="0025626b" officeooo:paragraph-rsid="0025626b"/>
    </style:style>
    <style:style style:name="T1" style:family="text">
      <style:text-properties fo:font-weight="normal" style:font-weight-asian="normal" style:font-weight-complex="normal"/>
    </style:style>
    <style:style style:name="T2" style:family="text">
      <style:text-properties fo:font-weight="normal" officeooo:rsid="002d4d02" style:font-weight-asian="normal" style:font-weight-complex="normal"/>
    </style:style>
    <style:style style:name="T3" style:family="text">
      <style:text-properties fo:font-weight="normal" officeooo:rsid="002d600b" style:font-weight-asian="normal" style:font-weight-complex="normal"/>
    </style:style>
    <style:style style:name="T4" style:family="text">
      <style:text-properties fo:font-weight="normal" officeooo:rsid="002d64e8" style:font-weight-asian="normal" style:font-weight-complex="normal"/>
    </style:style>
    <style:style style:name="T5" style:family="text">
      <style:text-properties fo:font-weight="normal" officeooo:rsid="002dc4dd" style:font-weight-asian="normal" style:font-weight-complex="normal"/>
    </style:style>
    <style:style style:name="T6" style:family="text">
      <style:text-properties fo:font-weight="normal" officeooo:rsid="002e67fd" style:font-weight-asian="normal" style:font-weight-complex="normal"/>
    </style:style>
    <style:style style:name="T7" style:family="text">
      <style:text-properties fo:font-weight="normal" officeooo:rsid="00303dee" style:font-weight-asian="normal" style:font-weight-complex="normal"/>
    </style:style>
    <style:style style:name="T8" style:family="text">
      <style:text-properties fo:font-weight="normal" officeooo:rsid="0033e65a"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29c951" style:font-weight-asian="bold" style:font-weight-complex="bold"/>
    </style:style>
    <style:style style:name="T11" style:family="text">
      <style:text-properties fo:font-weight="bold" officeooo:rsid="002af8d7" style:font-weight-asian="bold" style:font-weight-complex="bold"/>
    </style:style>
    <style:style style:name="T12" style:family="text">
      <style:text-properties fo:font-weight="bold" officeooo:rsid="002d4d02" style:font-weight-asian="bold" style:font-weight-complex="bold"/>
    </style:style>
    <style:style style:name="T13" style:family="text">
      <style:text-properties fo:font-weight="bold" officeooo:rsid="002d600b" style:font-weight-asian="bold" style:font-weight-complex="bold"/>
    </style:style>
    <style:style style:name="T14" style:family="text">
      <style:text-properties fo:font-weight="bold" officeooo:rsid="002d64e8" style:font-weight-asian="bold" style:font-weight-complex="bold"/>
    </style:style>
    <style:style style:name="T15" style:family="text">
      <style:text-properties fo:font-weight="bold" officeooo:rsid="002e67fd" style:font-weight-asian="bold" style:font-weight-complex="bold"/>
    </style:style>
    <style:style style:name="T16" style:family="text">
      <style:text-properties fo:font-weight="bold" officeooo:rsid="002dc4dd" style:font-weight-asian="bold" style:font-weight-complex="bold"/>
    </style:style>
    <style:style style:name="T17" style:family="text">
      <style:text-properties officeooo:rsid="0025c232"/>
    </style:style>
    <style:style style:name="T18" style:family="text">
      <style:text-properties officeooo:rsid="0029c951"/>
    </style:style>
    <style:style style:name="T19" style:family="text">
      <style:text-properties officeooo:rsid="002c1c5d"/>
    </style:style>
    <style:style style:name="T20" style:family="text">
      <style:text-properties officeooo:rsid="002d600b"/>
    </style:style>
    <style:style style:name="T21" style:family="text">
      <style:text-properties officeooo:rsid="002d64e8"/>
    </style:style>
    <style:style style:name="T22" style:family="text">
      <style:text-properties officeooo:rsid="002e67fd"/>
    </style:style>
    <style:style style:name="T23" style:family="text">
      <style:text-properties officeooo:rsid="00311a71"/>
    </style:style>
    <style:style style:name="T24" style:family="text">
      <style:text-properties officeooo:rsid="0033e6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CB IT Stuff recording <text:span text:style-name="T19">7</text:span> <text:span text:style-name="T17">May</text:span> 2014 transmission <text:span text:style-name="T19">8/9</text:span> <text:span text:style-name="T17">May</text:span> 201<text:span text:style-name="T17">4</text:span></text:p>
      <text:p text:style-name="P2"/>
      <text:p text:style-name="P2"><text:span text:style-name="T18">[0] </text:span>Introduction</text:p>
      <text:p text:style-name="P7">Welcome once again to the May edition of I.T. Stuff, the show that has more motherboards than Mums Net. <text:s/>With me today is our northbridge chip Kriss, our southbridge chip Shi, and our dodgy Celeron CPU Dave. <text:s/>And I’m the other Dave, your obsolete serial port. <text:s/>Coming up on today’s show <text:span text:style-name="T24">there will be browser news, and </text:span>we’ll be asking why the establishment has such a hard time with social networking, <text:span text:style-name="T21">but first, most of our news seems to be follow-ups of stories we’ve previously covered. </text:span></text:p>
      <text:p text:style-name="P7"/>
      <text:p text:style-name="P24"><text:span text:style-name="T10">[2 </text:span><text:span text:style-name="T11">min</text:span><text:span text:style-name="T10">] </text:span><text:span text:style-name="T14">Last month we told you about the so-called Heartbleed bug in OpenSSL,</text:span><text:span text:style-name="T4"> the library that underpins about half the Net’s security enabled websites. <text:s/></text:span><text:span text:style-name="T6">Since then, the story took a turn for the worse when</text:span><text:span text:style-name="T4"> </text:span><text:span text:style-name="T5">Mumsnet </text:span><text:span text:style-name="T6">did nothing about it until someone hacked the founder’s username to make the point</text:span><text:span text:style-name="T5">. <text:s/></text:span><text:span text:style-name="T6">That’s when the founder threw a wobbly and made everyone change their passwords - </text:span><text:span text:style-name="T7">that’s 1.5 million registered members</text:span><text:span text:style-name="T6">. <text:s/>The only other documented casualty was </text:span><text:span text:style-name="T7">900 identities at </text:span><text:span text:style-name="T6">Canada’s tax collecting agency </text:span><text:span text:style-name="T7">(though we stress, others may have occurred that haven’t been publicised)</text:span><text:span text:style-name="T6">. <text:s/>Meanwhile the people at</text:span><text:span text:style-name="T5"> OpenBSD </text:span><text:span text:style-name="T6">(who have a bit of a reputation)</text:span><text:span text:style-name="T5"> </text:span><text:span text:style-name="T6">have started work on a fork. <text:s/>If you’re a C coder and you want a really good laugh, follow their efforts at opensslrampage.org Kriss, do you want to talk about the certificate revocation problem?</text:span></text:p>
      <text:p text:style-name="P19"/>
      <text:p text:style-name="P20"><text:span text:style-name="T9">[</text:span><text:span text:style-name="T15">5</text:span><text:span text:style-name="T9"> min]</text:span> <text:span text:style-name="T22">Following on from last month’s fiftieth birthday of COBOL, here’s yet fiftieth birthday for you. <text:s/>Last Thursday saw the </text:span><text:span text:style-name="T15">fiftieth anniversary of BASIC</text:span><text:span text:style-name="T22">, the programming language that goes back, er, fifty years, to a place called Dartmouth College in New Hampshire. <text:s/>What made Basic special? <text:s/>How did it change over the years? <text:s/>Do people still use it?</text:span></text:p>
      <text:p text:style-name="P20"/>
      <text:p text:style-name="P23"><text:span text:style-name="T9">[</text:span><text:span text:style-name="T16">8</text:span><text:span text:style-name="T9"> min]</text:span> <text:span text:style-name="T21">Following on from the controversy over the NHS’s intention to sell patient data to anyone with the moolah, it emerged that something similar was happening with taxpayers data from the HMRC and in 2012 there was a proposal to let the Department for Education share extracts from the National Pupil Database "for a wider range of purposes than currently possible" to "maximise the value of this rich dataset". <text:s/>What’s going on? <text:s/>Why might this be good, and why might this be really really bad? </text:span></text:p>
      <text:p text:style-name="P21"/>
      <text:p text:style-name="P22"><text:span text:style-name="T9">[</text:span><text:span text:style-name="T16">10</text:span><text:span text:style-name="T9"> min]</text:span> <text:span text:style-name="T21">The prestigious BCB </text:span><text:span text:style-name="T14">Downtime of the month award</text:span><text:span text:style-name="T21"> has an airport theme, and it’s a tie between the UK’s Border Agency, whose passport vetting system went down and caused long queues at Britain’s airports, and the air traffic control system in Los Angeles, which threw a wobbly when a U2 spy plane passed over at its accustomed altitude of 60,000 feet. <text:s/></text:span></text:p>
      <text:p text:style-name="P22"/>
      <text:p text:style-name="P22"><text:span text:style-name="T21">But we should add an honourable mention to Virgin Media. <text:s/>They employed a subcontractor to email a newsletter to their customers. <text:s/>The subcontractor messed up, such that anyone replying to it ended up emailing all the other customers, and the result was one of those cascades of emails from people complaining about the email, and so on. <text:s/></text:span></text:p>
      <text:p text:style-name="P22"/>
      <text:p text:style-name="P22"><text:span text:style-name="T21">They apologised: “A small proportion of our customers have received an email from one of our suppliers which, if they reply-all, it is sent to a wider group. We’re investigating exactly what has happened and, in the meantime, advise people not to respond to this email. We apologise for the inconvenience caused.” <text:s/>Here’s a plea to all BCB’s listeners: Never use ‘reply to all’ unless you really, really mean it, especially if you are complaining about someone else doing the same thing...</text:span></text:p>
      <text:p text:style-name="P21"/>
      <text:p text:style-name="P25"><text:span text:style-name="T10">[12 min] </text:span><text:span text:style-name="T9">You’re listening to IT Stuff on BCB Radio - Logged In To Bradford</text:span></text:p>
      <text:p text:style-name="P3"/>
      <text:p text:style-name="P5">Coming up: <text:span text:style-name="T22">we’ll be asking why so many people seem to find social networking and IT in general so </text:span><text:soft-page-break/><text:span text:style-name="T22">difficult. <text:s/>But first, browser news about Internet Explorer and Firefox.</text:span></text:p>
      <text:p text:style-name="P4"/>
      <text:p text:style-name="P12">[13 min] <text:span text:style-name="T20">Internet Explorer users have been warned yet again about a vulnerability. </text:span><text:span text:style-name="T8">It affects every version from 6 to 11 and it’s pretty deadly. <text:s/>If you visit a specially crafted website, the attackers can take complete control of your system. <text:s/>It’s so bad that MS issued out of cycle fixes, including for Windows XP... even though they said XP would have no more fixes.</text:span></text:p>
      <text:p text:style-name="P14"/>
      <text:p text:style-name="P16">[15 min] Firefox 29 is out, and it’s had a makeover, and everybody hates it. <text:span text:style-name="T1">“It's a complete re-envisioning of Firefox's user experience” that makes Firefox look a bit like Chrome. <text:s/>The vast amount of comments about it are negative. <text:s/>What can you do about it? <text:s/>Well, someone has produced an add-on called <text:s/>Classic Theme Restorer. <text:s/>Google it, install it, and it’s fixed. <text:s/>But why do we keep getting these awful makeovers?</text:span></text:p>
      <text:p text:style-name="P13"/>
      <text:p text:style-name="P13">[1<text:span text:style-name="T22">7</text:span> min] <text:span text:style-name="T22">Again and again this month, social media seems to have been problematical for people who should probably know better. <text:s/>Here are a few examples:</text:span></text:p>
      <text:p text:style-name="P13"/>
      <text:p text:style-name="P8">Britain’s Department for Culture, Media and Sport's twitter feed was hijacked and rude messages were posted about minister Maria Miller’s expenses<text:span text:style-name="T9">. </text:span></text:p>
      <text:p text:style-name="P15"/>
      <text:p text:style-name="P8">New York Police Dept asked people to tweet pictures of themselves with NYPD officers as ‘outreach’, what could possibly go wrong... the best included a picture of a dog being arrested at gunpoint and an 84 year old man being roughed up for jaywalking. <text:s/></text:p>
      <text:p text:style-name="P8"/>
      <text:p text:style-name="P8">It turned out British civil servants have been laying a trail of rude comments across Wikipedia, including one that said Bill Shankly “made a wonderful lemon drizzle cake” -- usually reverted within minutes.</text:p>
      <text:p text:style-name="P8"/>
      <text:p text:style-name="P8">And a judge at the High Court in London told a father in a messy divorce not to type emails to his children in ALL CAPS.</text:p>
      <text:p text:style-name="P8"/>
      <text:p text:style-name="P8">The electoral commission warned people not to selfie their votes in polling stations on 22 May, photos are strictly not allowed (why?)</text:p>
      <text:p text:style-name="P8"/>
      <text:p text:style-name="P9">The BNP’s twitter id and Nick Griffin’s personal id were hijacked and went LGBT-friendly to celebrate the occasion... the hacker helpfully tweeted that <text:span text:style-name="T23">Griffin had reused his personal email address as his twitter password. <text:s/>An apparently unofficial Respect Party twitter account had a bit of an angry meltdown (as you do) and was swiftly denounced by the Respect Party’s official spokespeople. And indeed candidates of all and sundry political parties keep turning out to have posted off-message views to Twitter, Facebook etc. <text:s/>Perhaps there’s a lesson to be learned from the case of the University of Great Falls in Montana involving their hiring of a Sports Information Director and then firing him just two hours later after a local paper Googled his name. <text:s/>Top result was a guilty plea over an inappropriate relationship with a 16-year-old student in 2012. </text:span></text:p>
      <text:p text:style-name="P8"/>
      <text:p text:style-name="P10">Best of all, in Saudi Arabia someone was so excited that he hacked the Saudi Commission of Electricity and Cogeneration’s website. He wrote: “I apologize for the hacking your website, but I wanted to congratulate my wife Bashayir, my partner, after graduating. I wanted to tell her this through your website.” He might not be so happy if they catch him...</text:p>
      <text:p text:style-name="P10"/>
      <text:p text:style-name="P10">We should stress that ALL these things made the news in this last month. <text:s/>So we ask: what’s wrong <text:soft-page-break/>with these people? <text:s/>What don’t they get? <text:s/>Maybe you authority figures should start to consider information technology to be a required core competency, and if you aren’t competent, you need to have someone who is?</text:p>
      <text:p text:style-name="P11"/>
      <text:p text:style-name="P18"><text:span text:style-name="T10">[2</text:span><text:span text:style-name="T13">4</text:span><text:span text:style-name="T10"> min] So that was I.T. Stuff, </text:span><text:span text:style-name="T2">thanks as always to Kriss, Shi and Dave! <text:s/>Next on BCB, well, it all depends on when you’re listening to us. <text:s/>On Thursday night, it’s ---- , on Friday afternoon it’s ----, and on Sunday afternoon it’s ----, and if you want to catch up on any of those fine shows, use the BCB Listen Again web thing via bcbradio.co.uk. <text:s/></text:span><text:span text:style-name="T3">Just a reminder too about the BCB Twitter feed ---- and the BCB Facebook thing ---- . </text:span><text:span text:style-name="T2">And so we leave you with </text:span><text:span text:style-name="T3">a Youtube hit from 2006, here is Terrible Tim with </text:span><text:span text:style-name="T2">Brotherman Bill. <text:s/></text:span><text:span text:style-name="T3">Kriss has an encyclopaedic knowledge of this stuff! <text:s/></text:span><text:span text:style-name="T2">Tarra!</text:span></text:p>
      <text:p text:style-name="P1"/>
      <text:p text:style-name="P6"><text:span text:style-name="T10">[2</text:span><text:span text:style-name="T13">6</text:span><text:span text:style-name="T10"> </text:span><text:span text:style-name="T11">min</text:span><text:span text:style-name="T10">] </text:span><text:span text:style-name="T12">Brotherman Bill </text:span><text:span text:style-name="T13">3min 46sec</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05-07T14:34:22.442572933</dc:date>
    <meta:editing-duration>P0D</meta:editing-duration>
    <meta:editing-cycles>2</meta:editing-cycles>
    <meta:generator>LibreOffice/4.2.3.3$Linux_X86_64 LibreOffice_project/420m0$Build-3</meta:generator>
    <meta:document-statistic meta:table-count="0" meta:image-count="0" meta:object-count="0" meta:page-count="3" meta:paragraph-count="24" meta:word-count="1312" meta:character-count="7657" meta:non-whitespace-character-count="6323"/>
  </office:meta>
</office:document-meta>
</file>